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  <style:text-properties officeooo:paragraph-rsid="001f4e3a"/>
    </style:style>
    <style:style style:name="P4" style:family="paragraph" style:parent-style-name="Heading_20_1">
      <style:text-properties officeooo:rsid="001deb6a" officeooo:paragraph-rsid="001deb6a"/>
    </style:style>
    <style:style style:name="P5" style:family="paragraph" style:parent-style-name="Heading_20_1" style:master-page-name="First_20_Page">
      <style:paragraph-properties style:page-number="auto"/>
      <style:text-properties officeooo:rsid="001f4e3a" officeooo:paragraph-rsid="001f4e3a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4e3a"/>
    </style:style>
    <style:style style:name="T5" style:family="text">
      <style:text-properties officeooo:rsid="002a3a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38176932" text:style-name="Outline">
        <text:list-item>
          <text:h text:style-name="P5" text:outline-level="1">Chat</text:h>
        </text:list-item>
        <text:list-item>
          <text:h text:style-name="P4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5-10</text:span>-2018</text:p>
      <text:p text:style-name="Standard"/>
      <text:p text:style-name="P3">Programa:<text:a xlink:type="simple" xlink:href="https://medium.com/flutter-community/building-a-chat-app-with-flutter-and-firebase-from-scratch-9eaa7f41782e" text:style-name="Internet_20_link" text:visited-style-name="Visited_20_Internet_20_Link"><text:span text:style-name="T5">chat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0-05T14:54:52.657000000</meta:creation-date>
    <meta:editing-duration>PT54S</meta:editing-duration>
    <meta:generator>LibreOffice/6.1.0.3$Windows_X86_64 LibreOffice_project/efb621ed25068d70781dc026f7e9c5187a4decd1</meta:generator>
    <dc:date>2018-10-05T14:55:44.485000000</dc:date>
    <meta:document-statistic meta:table-count="0" meta:image-count="0" meta:object-count="0" meta:page-count="2" meta:paragraph-count="9" meta:word-count="16" meta:character-count="127" meta:non-whitespace-character-count="1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